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2.9403in" style:rel-column-width="28922*"/>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note">
      <style:text-properties officeooo:paragraph-rsid="00230fae"/>
    </style:style>
    <style:style style:name="P62" style:family="paragraph" style:parent-style-name="Table_20_Contents">
      <style:paragraph-properties fo:margin-top="0in" fo:margin-bottom="0in" style:contextual-spacing="false" fo:text-align="center" style:justify-single-word="false"/>
      <style:text-properties officeooo:rsid="00230fae"/>
    </style:style>
    <style:style style:name="P63" style:family="paragraph" style:parent-style-name="Table_20_Contents">
      <style:paragraph-properties fo:text-align="center" style:justify-single-word="false"/>
      <style:text-properties officeooo:rsid="00230fae"/>
    </style:style>
    <style:style style:name="P64" style:family="paragraph" style:parent-style-name="Table_20_Contents">
      <style:paragraph-properties fo:margin-top="0in" fo:margin-bottom="0in" style:contextual-spacing="false" fo:text-align="center" style:justify-single-word="false"/>
      <style:text-properties officeooo:rsid="0023f469"/>
    </style:style>
    <style:style style:name="P65" style:family="paragraph" style:parent-style-name="Table_20_Contents">
      <style:paragraph-properties fo:text-align="center" style:justify-single-word="false"/>
      <style:text-properties officeooo:rsid="0023f469"/>
    </style:style>
    <style:style style:name="P66"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7"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8" style:family="paragraph" style:parent-style-name="Footnote">
      <style:text-properties officeooo:paragraph-rsid="00230fae"/>
    </style:style>
    <style:style style:name="P69" style:family="paragraph" style:parent-style-name="Heading_20_1" style:master-page-name="First_20_Page">
      <style:paragraph-properties style:page-number="auto"/>
    </style:style>
    <style:style style:name="P70" style:family="paragraph" style:parent-style-name="Heading_20_1">
      <style:paragraph-properties>
        <style:tab-stops>
          <style:tab-stop style:position="4.3575in"/>
        </style:tab-stops>
      </style:paragraph-properties>
    </style:style>
    <style:style style:name="P71" style:family="paragraph" style:parent-style-name="Heading_20_3">
      <style:paragraph-properties>
        <style:tab-stops>
          <style:tab-stop style:position="0.5953in"/>
        </style:tab-stops>
      </style:paragraph-properties>
    </style:style>
    <style:style style:name="P72" style:family="paragraph" style:parent-style-name="Heading_20_3">
      <style:paragraph-properties fo:margin-top="0.1181in" fo:margin-bottom="0in" style:contextual-spacing="false"/>
    </style:style>
    <style:style style:name="P73" style:family="paragraph" style:parent-style-name="Heading_20_4">
      <style:paragraph-properties fo:margin-top="0.1181in" fo:margin-bottom="0in" style:contextual-spacing="false"/>
    </style:style>
    <style:style style:name="P74"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75"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6"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list-style-name="L1">
      <style:text-properties style:font-name="Arial" fo:font-style="normal" style:font-style-asian="normal" style:font-style-complex="normal"/>
    </style:style>
    <style:style style:name="P79" style:family="paragraph" style:parent-style-name="Standard" style:list-style-name="L2"/>
    <style:style style:name="P80" style:family="paragraph" style:parent-style-name="Standard" style:list-style-name="L3">
      <style:paragraph-properties fo:margin-top="0in" fo:margin-bottom="0in" style:contextual-spacing="false" fo:line-height="100%"/>
    </style:style>
    <style:style style:name="P81"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82" style:family="paragraph" style:parent-style-name="Standard" style:list-style-name="L4">
      <style:paragraph-properties fo:margin-top="0in" fo:margin-bottom="0in" style:contextual-spacing="false"/>
    </style:style>
    <style:style style:name="P83" style:family="paragraph" style:parent-style-name="Standard" style:list-style-name="L5">
      <style:paragraph-properties fo:margin-top="0in" fo:margin-bottom="0in" style:contextual-spacing="false"/>
    </style:style>
    <style:style style:name="P84" style:family="paragraph" style:parent-style-name="Standard" style:list-style-name="L6">
      <style:paragraph-properties fo:margin-top="0in" fo:margin-bottom="0in" style:contextual-spacing="false"/>
    </style:style>
    <style:style style:name="P85" style:family="paragraph" style:parent-style-name="Standard" style:list-style-name="L7">
      <style:paragraph-properties fo:margin-top="0in" fo:margin-bottom="0in" style:contextual-spacing="false"/>
    </style:style>
    <style:style style:name="P86" style:family="paragraph" style:parent-style-name="Standard" style:list-style-name="L8">
      <style:paragraph-properties fo:margin-top="0in" fo:margin-bottom="0in" style:contextual-spacing="false"/>
    </style:style>
    <style:style style:name="P87" style:family="paragraph" style:parent-style-name="Standard" style:list-style-name="L9">
      <style:paragraph-properties fo:margin-top="0in" fo:margin-bottom="0in" style:contextual-spacing="false"/>
    </style:style>
    <style:style style:name="P88" style:family="paragraph" style:parent-style-name="Table_20_Contents">
      <style:paragraph-properties fo:margin-top="0in" fo:margin-bottom="0in" style:contextual-spacing="false" fo:text-align="center" style:justify-single-word="false"/>
      <style:text-properties officeooo:rsid="00230fae"/>
    </style:style>
    <style:style style:name="P89" style:family="paragraph" style:parent-style-name="Table_20_Contents">
      <style:paragraph-properties fo:text-align="center" style:justify-single-word="false"/>
      <style:text-properties officeooo:rsid="00230fae"/>
    </style:style>
    <style:style style:name="P90" style:family="paragraph" style:parent-style-name="Table_20_Contents">
      <style:paragraph-properties fo:margin-top="0in" fo:margin-bottom="0in" style:contextual-spacing="false" fo:text-align="start" style:justify-single-word="false"/>
    </style:style>
    <style:style style:name="P91" style:family="paragraph" style:parent-style-name="Table_20_Contents">
      <style:paragraph-properties fo:margin-top="0in" fo:margin-bottom="0in" style:contextual-spacing="false" fo:text-align="start" style:justify-single-word="false"/>
      <style:text-properties officeooo:paragraph-rsid="0027d2f2"/>
    </style:style>
    <style:style style:name="P92" style:family="paragraph" style:parent-style-name="Table_20_Contents">
      <style:paragraph-properties fo:margin-top="0in" fo:margin-bottom="0in" style:contextual-spacing="false" fo:text-align="center" style:justify-single-word="false"/>
      <style:text-properties officeooo:rsid="0023f469"/>
    </style:style>
    <style:style style:name="P93" style:family="paragraph" style:parent-style-name="Table_20_Contents">
      <style:paragraph-properties fo:text-align="center" style:justify-single-word="false"/>
      <style:text-properties officeooo:rsid="0023f469"/>
    </style:style>
    <style:style style:name="P94" style:family="paragraph" style:parent-style-name="Table_20_Contents">
      <style:paragraph-properties fo:margin-top="0in" fo:margin-bottom="0in" style:contextual-spacing="false" fo:text-align="center" style:justify-single-word="false"/>
    </style:style>
    <style:style style:name="P95"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96" style:family="paragraph" style:parent-style-name="Table_20_Heading">
      <style:paragraph-properties fo:margin-top="0in" fo:margin-bottom="0in" style:contextual-spacing="false" fo:text-align="center" style:justify-single-word="false"/>
    </style:style>
    <style:style style:name="P97" style:family="paragraph" style:parent-style-name="Table_20_Heading">
      <style:paragraph-properties fo:margin-top="0in" fo:margin-bottom="0in" style:contextual-spacing="false"/>
    </style:style>
    <style:style style:name="P9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99" style:family="paragraph">
      <style:paragraph-properties style:writing-mode="lr-tb"/>
      <style:text-properties style:font-name="Times New Roman" fo:font-size="1pt"/>
    </style:style>
    <style:style style:name="P100"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officeooo:rsid="002582a7"/>
    </style:style>
    <style:style style:name="T34" style:family="text">
      <style:text-properties officeooo:rsid="0026f4f9"/>
    </style:style>
    <style:style style:name="T35" style:family="text">
      <style:text-properties officeooo:rsid="0027d2f2"/>
    </style:style>
    <style:style style:name="T36"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0043696" text:id="ct105553130043696">
          <text:deletion>
            <office:change-info>
              <dc:creator>Bob Jacobsen</dc:creator>
              <dc:date>2023-04-04T12:58:44</dc:date>
            </office:change-info>
            <text:p text:style-name="Footnote">Appendix 1, and </text:p>
          </text:deletion>
        </text:changed-region>
        <text:changed-region xml:id="ct105553130043936" text:id="ct105553130043936">
          <text:insertion>
            <office:change-info>
              <dc:creator>Bob Jacobsen</dc:creator>
              <dc:date>2023-04-04T12:58:48</dc:date>
            </office:change-info>
          </text:insertion>
        </text:changed-region>
        <text:changed-region xml:id="ct105553130044176" text:id="ct105553130044176">
          <text:deletion>
            <office:change-info>
              <dc:creator>Bob Jacobsen</dc:creator>
              <dc:date>2023-04-04T12:58:48</dc:date>
            </office:change-info>
            <text:p text:style-name="Footnote"><text:span text:style-name="T30">it</text:span></text:p>
          </text:deletion>
        </text:changed-region>
        <text:changed-region xml:id="ct105553129935072" text:id="ct105553129935072">
          <text:insertion>
            <office:change-info>
              <dc:creator>Bob Jacobsen</dc:creator>
              <dc:date>2023-10-23T07:19:19</dc:date>
            </office:change-info>
          </text:insertion>
        </text:changed-region>
        <text:changed-region xml:id="ct105553129935312" text:id="ct105553129935312">
          <text:deletion>
            <office:change-info>
              <dc:creator>Bob Jacobsen</dc:creator>
              <dc:date>2023-10-23T07:19:19</dc:date>
            </office:change-info>
            <text:p text:style-name="P61"><text:span text:style-name="T32">By definition, all addressed messages are received by the addressee, so the simple bit is ignored. <text:s/>See TN. </text:span></text:p>
          </text:deletion>
        </text:changed-region>
        <text:changed-region xml:id="ct105553130044416" text:id="ct105553130044416">
          <text:insertion>
            <office:change-info>
              <dc:creator>Bob Jacobsen</dc:creator>
              <dc:date>2023-10-23T07:18:14</dc:date>
            </office:change-info>
          </text:insertion>
        </text:changed-region>
        <text:changed-region xml:id="ct105553130044896" text:id="ct105553130044896">
          <text:deletion>
            <office:change-info>
              <dc:creator>Bob Jacobsen</dc:creator>
              <dc:date>2023-10-23T07:18:14</dc:date>
            </office:change-info>
            <text:p text:style-name="P62">N</text:p>
          </text:deletion>
        </text:changed-region>
        <text:changed-region xml:id="ct105553130045136" text:id="ct105553130045136">
          <text:deletion>
            <office:change-info>
              <dc:creator>Bob Jacobsen</dc:creator>
              <dc:date>2023-10-23T07:24:30</dc:date>
            </office:change-info>
            <text:p text:style-name="P64">N</text:p>
          </text:deletion>
        </text:changed-region>
        <text:changed-region xml:id="ct105553129930992" text:id="ct105553129930992">
          <text:insertion>
            <office:change-info>
              <dc:creator>Bob Jacobsen</dc:creator>
              <dc:date>2023-10-23T07:24:30</dc:date>
            </office:change-info>
          </text:insertion>
        </text:changed-region>
        <text:changed-region xml:id="ct105553129931952" text:id="ct105553129931952">
          <text:deletion>
            <office:change-info>
              <dc:creator>Bob Jacobsen</dc:creator>
              <dc:date>2023-10-23T07:24:23</dc:date>
            </office:change-info>
            <text:p text:style-name="P64">N</text:p>
          </text:deletion>
        </text:changed-region>
        <text:changed-region xml:id="ct105553129932672" text:id="ct105553129932672">
          <text:insertion>
            <office:change-info>
              <dc:creator>Bob Jacobsen</dc:creator>
              <dc:date>2023-10-23T07:24:23</dc:date>
            </office:change-info>
          </text:insertion>
        </text:changed-region>
        <text:changed-region xml:id="ct105553129932912" text:id="ct105553129932912">
          <text:insertion>
            <office:change-info>
              <dc:creator>Bob Jacobsen</dc:creator>
              <dc:date>2023-10-23T07:18:22</dc:date>
            </office:change-info>
          </text:insertion>
        </text:changed-region>
        <text:changed-region xml:id="ct105553129933152" text:id="ct105553129933152">
          <text:deletion>
            <office:change-info>
              <dc:creator>Bob Jacobsen</dc:creator>
              <dc:date>2023-10-23T07:18:21</dc:date>
            </office:change-info>
            <text:p text:style-name="P62">N</text:p>
          </text:deletion>
        </text:changed-region>
        <text:changed-region xml:id="ct105553129933392" text:id="ct105553129933392">
          <text:deletion>
            <office:change-info>
              <dc:creator>Bob Jacobsen</dc:creator>
              <dc:date>2023-10-23T07:24:33</dc:date>
            </office:change-info>
            <text:p text:style-name="P64">N</text:p>
          </text:deletion>
        </text:changed-region>
        <text:changed-region xml:id="ct105553129933632" text:id="ct105553129933632">
          <text:insertion>
            <office:change-info>
              <dc:creator>Bob Jacobsen</dc:creator>
              <dc:date>2023-10-23T07:24:33</dc:date>
            </office:change-info>
          </text:insertion>
        </text:changed-region>
        <text:changed-region xml:id="ct105553129933872" text:id="ct105553129933872">
          <text:deletion>
            <office:change-info>
              <dc:creator>Bob Jacobsen</dc:creator>
              <dc:date>2023-10-23T07:24:26</dc:date>
            </office:change-info>
            <text:p text:style-name="P64">N</text:p>
          </text:deletion>
        </text:changed-region>
        <text:changed-region xml:id="ct105553129934112" text:id="ct105553129934112">
          <text:insertion>
            <office:change-info>
              <dc:creator>Bob Jacobsen</dc:creator>
              <dc:date>2023-10-23T07:24:26</dc:date>
            </office:change-info>
          </text:insertion>
        </text:changed-region>
        <text:changed-region xml:id="ct105553129934352" text:id="ct105553129934352">
          <text:insertion>
            <office:change-info>
              <dc:creator>Bob Jacobsen</dc:creator>
              <dc:date>2023-10-23T07:18:34</dc:date>
            </office:change-info>
          </text:insertion>
        </text:changed-region>
        <text:changed-region xml:id="ct105553129934592" text:id="ct105553129934592">
          <text:deletion>
            <office:change-info>
              <dc:creator>Bob Jacobsen</dc:creator>
              <dc:date>2023-10-23T07:18:34</dc:date>
            </office:change-info>
            <text:p text:style-name="P15"><text:span text:style-name="T31">-</text:span></text:p>
          </text:deletion>
        </text:changed-region>
        <text:changed-region xml:id="ct105553129934832" text:id="ct105553129934832">
          <text:deletion>
            <office:change-info>
              <dc:creator>Bob Jacobsen</dc:creator>
              <dc:date>2023-10-23T07:24:40</dc:date>
            </office:change-info>
            <text:p text:style-name="P64">Y</text:p>
          </text:deletion>
        </text:changed-region>
        <text:changed-region xml:id="ct105553129935792" text:id="ct105553129935792">
          <text:insertion>
            <office:change-info>
              <dc:creator>Bob Jacobsen</dc:creator>
              <dc:date>2023-10-23T07:24:40</dc:date>
            </office:change-info>
          </text:insertion>
        </text:changed-region>
        <text:changed-region xml:id="ct105553129935552" text:id="ct105553129935552">
          <text:deletion>
            <office:change-info>
              <dc:creator>Bob Jacobsen</dc:creator>
              <dc:date>2023-10-23T07:24:46</dc:date>
            </office:change-info>
            <text:p text:style-name="P64">N</text:p>
          </text:deletion>
        </text:changed-region>
        <text:changed-region xml:id="ct105553129936032" text:id="ct105553129936032">
          <text:insertion>
            <office:change-info>
              <dc:creator>Bob Jacobsen</dc:creator>
              <dc:date>2023-10-23T07:24:46</dc:date>
            </office:change-info>
          </text:insertion>
        </text:changed-region>
        <text:changed-region xml:id="ct105553129936272" text:id="ct105553129936272">
          <text:insertion>
            <office:change-info>
              <dc:creator>Bob Jacobsen</dc:creator>
              <dc:date>2023-10-23T07:18:32</dc:date>
            </office:change-info>
          </text:insertion>
        </text:changed-region>
        <text:changed-region xml:id="ct105553129936512" text:id="ct105553129936512">
          <text:deletion>
            <office:change-info>
              <dc:creator>Bob Jacobsen</dc:creator>
              <dc:date>2023-10-23T07:18:32</dc:date>
            </office:change-info>
            <text:p text:style-name="P62">Y</text:p>
          </text:deletion>
        </text:changed-region>
        <text:changed-region xml:id="ct105553129936752" text:id="ct105553129936752">
          <text:deletion>
            <office:change-info>
              <dc:creator>Bob Jacobsen</dc:creator>
              <dc:date>2023-10-23T07:24:43</dc:date>
            </office:change-info>
            <text:p text:style-name="P64">N</text:p>
          </text:deletion>
        </text:changed-region>
        <text:changed-region xml:id="ct105553129936992" text:id="ct105553129936992">
          <text:insertion>
            <office:change-info>
              <dc:creator>Bob Jacobsen</dc:creator>
              <dc:date>2023-10-23T07:24:43</dc:date>
            </office:change-info>
          </text:insertion>
        </text:changed-region>
        <text:changed-region xml:id="ct105553129937232" text:id="ct105553129937232">
          <text:deletion>
            <office:change-info>
              <dc:creator>Bob Jacobsen</dc:creator>
              <dc:date>2023-10-23T07:24:48</dc:date>
            </office:change-info>
            <text:p text:style-name="P64">N</text:p>
          </text:deletion>
        </text:changed-region>
        <text:changed-region xml:id="ct105553129937472" text:id="ct105553129937472">
          <text:insertion>
            <office:change-info>
              <dc:creator>Bob Jacobsen</dc:creator>
              <dc:date>2023-10-23T07:24:48</dc:date>
            </office:change-info>
          </text:insertion>
        </text:changed-region>
        <text:changed-region xml:id="ct105553129937712" text:id="ct105553129937712">
          <text:deletion>
            <office:change-info>
              <dc:creator>Bob Jacobsen</dc:creator>
              <dc:date>2023-10-23T07:18:45</dc:date>
            </office:change-info>
            <text:p text:style-name="P62">Y</text:p>
          </text:deletion>
        </text:changed-region>
        <text:changed-region xml:id="ct105553129937952" text:id="ct105553129937952">
          <text:insertion>
            <office:change-info>
              <dc:creator>Bob Jacobsen</dc:creator>
              <dc:date>2023-10-23T07:18:45</dc:date>
            </office:change-info>
          </text:insertion>
        </text:changed-region>
        <text:changed-region xml:id="ct105553129938192" text:id="ct105553129938192">
          <text:deletion>
            <office:change-info>
              <dc:creator>Bob Jacobsen</dc:creator>
              <dc:date>2023-10-23T07:24:54</dc:date>
            </office:change-info>
            <text:p text:style-name="P64">N</text:p>
          </text:deletion>
        </text:changed-region>
        <text:changed-region xml:id="ct105553129938432" text:id="ct105553129938432">
          <text:insertion>
            <office:change-info>
              <dc:creator>Bob Jacobsen</dc:creator>
              <dc:date>2023-10-23T07:24:54</dc:date>
            </office:change-info>
          </text:insertion>
        </text:changed-region>
        <text:changed-region xml:id="ct105553129938672" text:id="ct105553129938672">
          <text:deletion>
            <office:change-info>
              <dc:creator>Bob Jacobsen</dc:creator>
              <dc:date>2023-10-23T07:25:00</dc:date>
            </office:change-info>
            <text:p text:style-name="P64">N</text:p>
          </text:deletion>
        </text:changed-region>
        <text:changed-region xml:id="ct105553129938912" text:id="ct105553129938912">
          <text:insertion>
            <office:change-info>
              <dc:creator>Bob Jacobsen</dc:creator>
              <dc:date>2023-10-23T07:25:00</dc:date>
            </office:change-info>
          </text:insertion>
        </text:changed-region>
        <text:changed-region xml:id="ct105553129939152" text:id="ct105553129939152">
          <text:deletion>
            <office:change-info>
              <dc:creator>Bob Jacobsen</dc:creator>
              <dc:date>2023-10-23T07:18:47</dc:date>
            </office:change-info>
            <text:p text:style-name="P62">Y</text:p>
          </text:deletion>
        </text:changed-region>
        <text:changed-region xml:id="ct105553129939392" text:id="ct105553129939392">
          <text:insertion>
            <office:change-info>
              <dc:creator>Bob Jacobsen</dc:creator>
              <dc:date>2023-10-23T07:18:47</dc:date>
            </office:change-info>
          </text:insertion>
        </text:changed-region>
        <text:changed-region xml:id="ct105553129939632" text:id="ct105553129939632">
          <text:deletion>
            <office:change-info>
              <dc:creator>Bob Jacobsen</dc:creator>
              <dc:date>2023-10-23T07:24:57</dc:date>
            </office:change-info>
            <text:p text:style-name="P64">N</text:p>
          </text:deletion>
        </text:changed-region>
        <text:changed-region xml:id="ct105553129939872" text:id="ct105553129939872">
          <text:insertion>
            <office:change-info>
              <dc:creator>Bob Jacobsen</dc:creator>
              <dc:date>2023-10-23T07:24:57</dc:date>
            </office:change-info>
          </text:insertion>
        </text:changed-region>
        <text:changed-region xml:id="ct105553129940112" text:id="ct105553129940112">
          <text:deletion>
            <office:change-info>
              <dc:creator>Bob Jacobsen</dc:creator>
              <dc:date>2023-10-23T07:25:03</dc:date>
            </office:change-info>
            <text:p text:style-name="P64">N</text:p>
          </text:deletion>
        </text:changed-region>
        <text:changed-region xml:id="ct105553129940352" text:id="ct105553129940352">
          <text:insertion>
            <office:change-info>
              <dc:creator>Bob Jacobsen</dc:creator>
              <dc:date>2023-10-23T07:25:03</dc:date>
            </office:change-info>
          </text:insertion>
        </text:changed-region>
        <text:changed-region xml:id="ct105553129940592" text:id="ct105553129940592">
          <text:insertion>
            <office:change-info>
              <dc:creator>Bob Jacobsen</dc:creator>
              <dc:date>2023-10-23T07:19:46</dc:date>
            </office:change-info>
          </text:insertion>
        </text:changed-region>
        <text:changed-region xml:id="ct105553129940832" text:id="ct105553129940832">
          <text:deletion>
            <office:change-info>
              <dc:creator>Bob Jacobsen</dc:creator>
              <dc:date>2023-04-04T12:58:08</dc:date>
            </office:change-info>
            <text:p text:style-name="P63">N</text:p>
          </text:deletion>
        </text:changed-region>
        <text:changed-region xml:id="ct105553129941072" text:id="ct105553129941072">
          <text:deletion>
            <office:change-info>
              <dc:creator>Bob Jacobsen</dc:creator>
              <dc:date>2023-10-23T07:25:12</dc:date>
            </office:change-info>
            <text:p text:style-name="P65">Y</text:p>
          </text:deletion>
        </text:changed-region>
        <text:changed-region xml:id="ct105553129941312" text:id="ct105553129941312">
          <text:insertion>
            <office:change-info>
              <dc:creator>Bob Jacobsen</dc:creator>
              <dc:date>2023-10-23T07:25:12</dc:date>
            </office:change-info>
          </text:insertion>
        </text:changed-region>
        <text:changed-region xml:id="ct105553129941552" text:id="ct105553129941552">
          <text:deletion>
            <office:change-info>
              <dc:creator>Bob Jacobsen</dc:creator>
              <dc:date>2023-10-23T07:25:15</dc:date>
            </office:change-info>
            <text:p text:style-name="P65">N</text:p>
          </text:deletion>
        </text:changed-region>
        <text:changed-region xml:id="ct105553129941792" text:id="ct105553129941792">
          <text:insertion>
            <office:change-info>
              <dc:creator>Bob Jacobsen</dc:creator>
              <dc:date>2023-10-23T07:25:15</dc:date>
            </office:change-info>
          </text:insertion>
        </text:changed-region>
        <text:changed-region xml:id="ct105553130117456" text:id="ct105553130117456">
          <text:insertion>
            <office:change-info>
              <dc:creator>Bob Jacobsen</dc:creator>
              <dc:date>2023-10-23T07:20:15</dc:date>
            </office:change-info>
          </text:insertion>
        </text:changed-region>
        <text:changed-region xml:id="ct105553130117216" text:id="ct105553130117216">
          <text:deletion>
            <office:change-info>
              <dc:creator>Bob Jacobsen</dc:creator>
              <dc:date>2023-04-04T12:58:14</dc:date>
            </office:change-info>
            <text:p text:style-name="P63">N</text:p>
          </text:deletion>
        </text:changed-region>
        <text:changed-region xml:id="ct105553130117696" text:id="ct105553130117696">
          <text:deletion>
            <office:change-info>
              <dc:creator>Bob Jacobsen</dc:creator>
              <dc:date>2023-10-23T07:25:20</dc:date>
            </office:change-info>
            <text:p text:style-name="P65">Y</text:p>
          </text:deletion>
        </text:changed-region>
        <text:changed-region xml:id="ct105553130117936" text:id="ct105553130117936">
          <text:insertion>
            <office:change-info>
              <dc:creator>Bob Jacobsen</dc:creator>
              <dc:date>2023-10-23T07:25:20</dc:date>
            </office:change-info>
          </text:insertion>
        </text:changed-region>
        <text:changed-region xml:id="ct105553130118176" text:id="ct105553130118176">
          <text:insertion>
            <office:change-info>
              <dc:creator>Bob Jacobsen</dc:creator>
              <dc:date>2023-10-23T07:25:22</dc:date>
            </office:change-info>
          </text:insertion>
        </text:changed-region>
        <text:changed-region xml:id="ct105553130118416" text:id="ct105553130118416">
          <text:deletion>
            <office:change-info>
              <dc:creator>Bob Jacobsen</dc:creator>
              <dc:date>2023-10-23T07:25:22</dc:date>
            </office:change-info>
            <text:p text:style-name="P65">N</text:p>
          </text:deletion>
        </text:changed-region>
        <text:changed-region xml:id="ct105553130118656" text:id="ct105553130118656">
          <text:insertion>
            <office:change-info>
              <dc:creator>Bob Jacobsen</dc:creator>
              <dc:date>2023-10-23T07:20:27</dc:date>
            </office:change-info>
          </text:insertion>
        </text:changed-region>
        <text:changed-region xml:id="ct105553130118896" text:id="ct105553130118896">
          <text:deletion>
            <office:change-info>
              <dc:creator>Bob Jacobsen</dc:creator>
              <dc:date>2023-10-23T07:20:27</dc:date>
            </office:change-info>
            <text:p text:style-name="P63">-</text:p>
          </text:deletion>
        </text:changed-region>
        <text:changed-region xml:id="ct105553130119136" text:id="ct105553130119136">
          <text:deletion>
            <office:change-info>
              <dc:creator>Bob Jacobsen</dc:creator>
              <dc:date>2023-10-23T07:25:27</dc:date>
            </office:change-info>
            <text:p text:style-name="P65">Y</text:p>
          </text:deletion>
        </text:changed-region>
        <text:changed-region xml:id="ct105553130119376" text:id="ct105553130119376">
          <text:insertion>
            <office:change-info>
              <dc:creator>Bob Jacobsen</dc:creator>
              <dc:date>2023-10-23T07:25:27</dc:date>
            </office:change-info>
          </text:insertion>
        </text:changed-region>
        <text:changed-region xml:id="ct105553130119616" text:id="ct105553130119616">
          <text:deletion>
            <office:change-info>
              <dc:creator>Bob Jacobsen</dc:creator>
              <dc:date>2023-10-23T07:25:30</dc:date>
            </office:change-info>
            <text:p text:style-name="P65">N</text:p>
          </text:deletion>
        </text:changed-region>
        <text:changed-region xml:id="ct105553130119856" text:id="ct105553130119856">
          <text:insertion>
            <office:change-info>
              <dc:creator>Bob Jacobsen</dc:creator>
              <dc:date>2023-10-23T07:25:30</dc:date>
            </office:change-info>
          </text:insertion>
        </text:changed-region>
        <text:changed-region xml:id="ct105553130120096" text:id="ct105553130120096">
          <text:insertion>
            <office:change-info>
              <dc:creator>Bob Jacobsen</dc:creator>
              <dc:date>2023-10-23T07:20:37</dc:date>
            </office:change-info>
          </text:insertion>
        </text:changed-region>
        <text:changed-region xml:id="ct105553130120336" text:id="ct105553130120336">
          <text:deletion>
            <office:change-info>
              <dc:creator>Bob Jacobsen</dc:creator>
              <dc:date>2023-10-23T07:20:36</dc:date>
            </office:change-info>
            <text:p text:style-name="P62">-</text:p>
          </text:deletion>
        </text:changed-region>
        <text:changed-region xml:id="ct105553130120576" text:id="ct105553130120576">
          <text:deletion>
            <office:change-info>
              <dc:creator>Bob Jacobsen</dc:creator>
              <dc:date>2023-10-23T07:25:34</dc:date>
            </office:change-info>
            <text:p text:style-name="P64">Y</text:p>
          </text:deletion>
        </text:changed-region>
        <text:changed-region xml:id="ct105553130120816" text:id="ct105553130120816">
          <text:insertion>
            <office:change-info>
              <dc:creator>Bob Jacobsen</dc:creator>
              <dc:date>2023-10-23T07:25:34</dc:date>
            </office:change-info>
          </text:insertion>
        </text:changed-region>
        <text:changed-region xml:id="ct105553130121056" text:id="ct105553130121056">
          <text:deletion>
            <office:change-info>
              <dc:creator>Bob Jacobsen</dc:creator>
              <dc:date>2023-10-23T07:25:36</dc:date>
            </office:change-info>
            <text:p text:style-name="P64">N</text:p>
          </text:deletion>
        </text:changed-region>
        <text:changed-region xml:id="ct105553130121296" text:id="ct105553130121296">
          <text:insertion>
            <office:change-info>
              <dc:creator>Bob Jacobsen</dc:creator>
              <dc:date>2023-10-23T07:25:36</dc:date>
            </office:change-info>
          </text:insertion>
        </text:changed-region>
        <text:changed-region xml:id="ct105553130121536" text:id="ct105553130121536">
          <text:deletion>
            <office:change-info>
              <dc:creator>Jim Kueneman</dc:creator>
              <dc:date>2019-11-29T20:26:00</dc:date>
            </office:change-info>
            <text:p text:style-name="P14"><text:s text:c="3"/></text:p>
          </text:deletion>
        </text:changed-region>
        <text:changed-region xml:id="ct105553130127056" text:id="ct105553130127056">
          <text:deletion>
            <office:change-info>
              <dc:creator>Bob Jacobsen</dc:creator>
              <dc:date>2024-06-25T12:41:55</dc:date>
            </office:change-info>
            <text:p text:style-name="P24">Traction</text:p>
          </text:deletion>
        </text:changed-region>
        <text:changed-region xml:id="ct105553129963216" text:id="ct105553129963216">
          <text:insertion>
            <office:change-info>
              <dc:creator>Bob Jacobsen</dc:creator>
              <dc:date>2024-06-25T12:41:55</dc:date>
            </office:change-info>
          </text:insertion>
        </text:changed-region>
        <text:changed-region xml:id="ct105553129963520" text:id="ct105553129963520">
          <text:deletion>
            <office:change-info>
              <dc:creator>Bob Jacobsen</dc:creator>
              <dc:date>2024-06-25T12:42:05</dc:date>
            </office:change-info>
            <text:p text:style-name="P24"><text:s/>(Train Protocol)</text:p>
          </text:deletion>
        </text:changed-region>
        <text:changed-region xml:id="ct105553197316640" text:id="ct105553197316640">
          <text:deletion>
            <office:change-info>
              <dc:creator>Bob Jacobsen</dc:creator>
              <dc:date>2024-06-26T10:38:06</dc:date>
            </office:change-info>
            <text:p text:style-name="P91">DCC Command Station Protocol</text:p>
          </text:deletion>
        </text:changed-region>
        <text:changed-region xml:id="ct105553197317120" text:id="ct105553197317120">
          <text:insertion>
            <office:change-info>
              <dc:creator>Bob Jacobsen</dc:creator>
              <dc:date>2024-06-26T10:38:06</dc:date>
            </office:change-info>
          </text:insertion>
        </text:changed-region>
        <text:changed-region xml:id="ct105553197360992" text:id="ct105553197360992">
          <text:deletion>
            <office:change-info>
              <dc:creator>Bob Jacobsen</dc:creator>
              <dc:date>2024-06-26T10:38:53</dc:date>
            </office:change-info>
            <text:p text:style-name="P91">Simple Train Node Information Protocol</text:p>
          </text:deletion>
        </text:changed-region>
        <text:changed-region xml:id="ct105553197351152" text:id="ct105553197351152">
          <text:insertion>
            <office:change-info>
              <dc:creator>Bob Jacobsen</dc:creator>
              <dc:date>2024-06-26T10:38:57</dc:date>
            </office:change-info>
          </text:insertion>
        </text:changed-region>
        <text:changed-region xml:id="ct105553129965920" text:id="ct105553129965920">
          <text:deletion>
            <office:change-info>
              <dc:creator>Jim Kueneman</dc:creator>
              <dc:date>2019-11-29T20:22:00</dc:date>
            </office:change-info>
            <text:p text:style-name="P24"/>
            <text:p text:style-name="P24"/>
          </text:deletion>
        </text:changed-region>
        <text:changed-region xml:id="ct105553129966160" text:id="ct105553129966160">
          <text:deletion>
            <office:change-info>
              <dc:creator>Bob Jacobsen</dc:creator>
              <dc:date>2024-06-26T10:40:18</dc:date>
            </office:change-info>
            <text:p text:style-name="P37"><text:s text:c="6"/>1) In <text:s/>Review</text:p>
          </text:deletion>
          <text:insertion>
            <office:change-info>
              <dc:creator>Jim Kueneman</dc:creator>
              <dc:date>2019-11-30T11:07:00</dc:date>
            </office:change-info>
          </text:insertion>
        </text:changed-region>
        <text:changed-region xml:id="ct105553197281232" text:id="ct105553197281232">
          <text:deletion>
            <office:change-info>
              <dc:creator>Bob Jacobsen</dc:creator>
              <dc:date>2024-06-26T10:40:10</dc:date>
            </office:change-info>
            <text:p text:style-name="P37"><text:s/></text:p>
          </text:deletion>
        </text:changed-region>
        <text:changed-region xml:id="ct105553129966400" text:id="ct105553129966400">
          <text:deletion>
            <office:change-info>
              <dc:creator>Bob Jacobsen</dc:creator>
              <dc:date>2024-06-26T10:40:10</dc:date>
            </office:change-info>
            <text:p text:style-name="P37">for adoption</text:p>
          </text:deletion>
          <text:insertion>
            <office:change-info>
              <dc:creator>Jim Kueneman</dc:creator>
              <dc:date>2019-11-30T11:12:00</dc:date>
            </office:change-info>
          </text:insertion>
        </text:changed-region>
        <text:changed-region xml:id="ct105553129966640" text:id="ct105553129966640">
          <text:deletion>
            <office:change-info>
              <dc:creator>Bob Jacobsen</dc:creator>
              <dc:date>2024-06-26T10:40:10</dc:date>
            </office:change-info>
            <text:p text:style-name="P37"/>
            <text:p text:style-name="P37"/>
          </text:deletion>
          <text:insertion>
            <office:change-info>
              <dc:creator>Jim Kueneman</dc:creator>
              <dc:date>2019-11-30T11:07:00</dc:date>
            </office:change-info>
          </text:insertion>
        </text:changed-region>
        <text:changed-region xml:id="ct105553129966880" text:id="ct105553129966880">
          <text:deletion>
            <office:change-info>
              <dc:creator>Bob Jacobsen</dc:creator>
              <dc:date>2024-06-26T10:40:10</dc:date>
            </office:change-info>
            <text:p text:style-name="P37"><text:s text:c="6"/></text:p>
          </text:deletion>
          <text:insertion>
            <office:change-info>
              <dc:creator>Jim Kueneman</dc:creator>
              <dc:date>2019-11-29T20:32:00</dc:date>
            </office:change-info>
          </text:insertion>
        </text:changed-region>
        <text:changed-region xml:id="ct105553129967120" text:id="ct105553129967120">
          <text:deletion>
            <office:change-info>
              <dc:creator>Bob Jacobsen</dc:creator>
              <dc:date>2024-06-26T10:40:10</dc:date>
            </office:change-info>
            <text:p text:style-name="P37">2) Protocol development is active and </text:p>
          </text:deletion>
          <text:insertion>
            <office:change-info>
              <dc:creator>Jim Kueneman</dc:creator>
              <dc:date>2019-11-30T11:09:00</dc:date>
            </office:change-info>
          </text:insertion>
        </text:changed-region>
        <text:changed-region xml:id="ct105553129967360" text:id="ct105553129967360">
          <text:deletion>
            <office:change-info>
              <dc:creator>Bob Jacobsen</dc:creator>
              <dc:date>2024-06-26T10:40:10</dc:date>
            </office:change-info>
            <text:p text:style-name="P37">in work</text:p>
          </text:deletion>
          <text:insertion>
            <office:change-info>
              <dc:creator>Jim Kueneman</dc:creator>
              <dc:date>2019-11-30T11:13:00</dc:date>
            </office:change-info>
          </text:insertion>
        </text:changed-region>
        <text:changed-region xml:id="ct105553129967600" text:id="ct105553129967600">
          <text:deletion>
            <office:change-info>
              <dc:creator>Bob Jacobsen</dc:creator>
              <dc:date>2024-06-26T10:40:10</dc:date>
            </office:change-info>
            <text:p text:style-name="P37"/>
            <text:p text:style-name="P37"><text:s text:c="6"/>3) Protocol is reserved for future use but is not actively in work </text:p>
          </text:deletion>
          <text:insertion>
            <office:change-info>
              <dc:creator>Jim Kueneman</dc:creator>
              <dc:date>2019-11-29T20:28:00</dc:date>
            </office:change-info>
          </text:insertion>
        </text:changed-region>
        <text:changed-region xml:id="ct105553129967840" text:id="ct105553129967840">
          <text:deletion>
            <office:change-info>
              <dc:creator>Bob Jacobsen</dc:creator>
              <dc:date>2024-06-26T10:40:10</dc:date>
            </office:change-info>
            <text:p text:style-name="P37"/>
            <text:p text:style-name="P37"><text:s text:c="6"/>4) Detailed working note available on OpenLCB website, early adoption nodes implemented this protocol but it is not required</text:p>
          </text:deletion>
          <text:insertion>
            <office:change-info>
              <dc:creator>Jim Kueneman</dc:creator>
              <dc:date>2019-11-30T11:14:00</dc:date>
            </office:change-info>
          </text:insertion>
        </text:changed-region>
        <text:changed-region xml:id="ct105553129968080" text:id="ct105553129968080">
          <text:deletion>
            <office:change-info>
              <dc:creator>Bob Jacobsen</dc:creator>
              <dc:date>2024-06-26T10:40:10</dc:date>
            </office:change-info>
            <text:p text:style-name="P37"><text:s/>for conformance</text:p>
          </text:deletion>
          <text:insertion>
            <office:change-info>
              <dc:creator>Jim Kueneman</dc:creator>
              <dc:date>2019-11-30T11:16:00</dc:date>
            </office:change-info>
          </text:insertion>
        </text:changed-region>
        <text:changed-region xml:id="ct105553129968800" text:id="ct105553129968800">
          <text:deletion>
            <office:change-info>
              <dc:creator>Balazs Racz</dc:creator>
              <dc:date>2023-03-30T17:08:52</dc:date>
            </office:change-info>
            <text:p text:style-name="P7">Reserved.</text:p>
          </text:deletion>
        </text:changed-region>
        <text:changed-region xml:id="ct105553129968560" text:id="ct105553129968560">
          <text:insertion>
            <office:change-info>
              <dc:creator>Balazs Racz</dc:creator>
              <dc:date>2023-03-30T17:08:52</dc:date>
            </office:change-info>
          </text:insertion>
        </text:changed-region>
        <text:changed-region xml:id="ct105553129968320" text:id="ct105553129968320">
          <text:deletion>
            <office:change-info>
              <dc:creator>Bob Jacobsen</dc:creator>
              <dc:date>2023-03-30T16:14:27</dc:date>
            </office:change-info>
            <text:p text:style-name="P20">Type</text:p>
          </text:deletion>
        </text:changed-region>
        <text:changed-region xml:id="ct105553129969280" text:id="ct105553129969280">
          <text:insertion>
            <office:change-info>
              <dc:creator>Bob Jacobsen</dc:creator>
              <dc:date>2023-03-30T16:14:27</dc:date>
            </office:change-info>
          </text:insertion>
        </text:changed-region>
        <text:changed-region xml:id="ct105553129942032" text:id="ct105553129942032">
          <text:deletion>
            <office:change-info>
              <dc:creator>Bob Jacobsen</dc:creator>
              <dc:date>2023-03-30T16:14:30</dc:date>
            </office:change-info>
            <text:p text:style-name="Standard">type</text:p>
          </text:deletion>
        </text:changed-region>
        <text:changed-region xml:id="ct105553129942272" text:id="ct105553129942272">
          <text:insertion>
            <office:change-info>
              <dc:creator>Bob Jacobsen</dc:creator>
              <dc:date>2023-03-30T16:14:30</dc:date>
            </office:change-info>
          </text:insertion>
        </text:changed-region>
        <text:changed-region xml:id="ct105553129942512" text:id="ct105553129942512">
          <text:deletion>
            <office:change-info>
              <dc:creator>Bob Jacobsen</dc:creator>
              <dc:date>2023-03-30T16:14:34</dc:date>
            </office:change-info>
            <text:p text:style-name="P14">Type</text:p>
          </text:deletion>
        </text:changed-region>
        <text:changed-region xml:id="ct105553129943232" text:id="ct105553129943232">
          <text:insertion>
            <office:change-info>
              <dc:creator>Bob Jacobsen</dc:creator>
              <dc:date>2023-03-30T16:14:34</dc:date>
            </office:change-info>
          </text:insertion>
        </text:changed-region>
        <text:changed-region xml:id="ct105553129944192" text:id="ct105553129944192">
          <text:deletion>
            <office:change-info>
              <dc:creator>Bob Jacobsen</dc:creator>
              <dc:date>2023-03-30T16:14:39</dc:date>
            </office:change-info>
            <text:p text:style-name="Table">Type</text:p>
          </text:deletion>
        </text:changed-region>
        <text:changed-region xml:id="ct105553129944672" text:id="ct105553129944672">
          <text:insertion>
            <office:change-info>
              <dc:creator>Bob Jacobsen</dc:creator>
              <dc:date>2023-03-30T16:14:39</dc:date>
            </office:change-info>
          </text:insertion>
        </text:changed-region>
        <text:changed-region xml:id="ct105553129945152" text:id="ct105553129945152">
          <text:deletion>
            <office:change-info>
              <dc:creator>Bob Jacobsen</dc:creator>
              <dc:date>2023-03-30T16:14:43</dc:date>
            </office:change-info>
            <text:h text:style-name="Heading_20_4" text:outline-level="4">Type</text:h>
          </text:deletion>
        </text:changed-region>
        <text:changed-region xml:id="ct105553129945632" text:id="ct105553129945632">
          <text:insertion>
            <office:change-info>
              <dc:creator>Bob Jacobsen</dc:creator>
              <dc:date>2023-03-30T16:14:43</dc:date>
            </office:change-info>
          </text:insertion>
        </text:changed-region>
        <text:changed-region xml:id="ct105553129946112" text:id="ct105553129946112">
          <text:deletion>
            <office:change-info>
              <dc:creator>Bob Jacobsen</dc:creator>
              <dc:date>2023-03-30T16:14:46</dc:date>
            </office:change-info>
            <text:p text:style-name="Standard">type</text:p>
          </text:deletion>
        </text:changed-region>
        <text:changed-region xml:id="ct105553129946592" text:id="ct105553129946592">
          <text:insertion>
            <office:change-info>
              <dc:creator>Bob Jacobsen</dc:creator>
              <dc:date>2023-03-30T16:14:46</dc:date>
            </office:change-info>
          </text:insertion>
        </text:changed-region>
        <text:changed-region xml:id="ct105553130012672" text:id="ct105553130012672">
          <text:deletion>
            <office:change-info>
              <dc:creator>Bob Jacobsen</dc:creator>
              <dc:date>2023-03-30T16:14:50</dc:date>
            </office:change-info>
            <text:p text:style-name="P20">Type</text:p>
          </text:deletion>
        </text:changed-region>
        <text:changed-region xml:id="ct105553130012912" text:id="ct105553130012912">
          <text:insertion>
            <office:change-info>
              <dc:creator>Bob Jacobsen</dc:creator>
              <dc:date>2023-03-30T16:14:50</dc:date>
            </office:change-info>
          </text:insertion>
        </text:changed-region>
        <text:changed-region xml:id="ct105553130013152" text:id="ct105553130013152">
          <text:deletion>
            <office:change-info>
              <dc:creator>Bob Jacobsen</dc:creator>
              <dc:date>2023-03-30T16:14:56</dc:date>
            </office:change-info>
            <text:p text:style-name="Table">Type</text:p>
          </text:deletion>
        </text:changed-region>
        <text:changed-region xml:id="ct105553130013392" text:id="ct105553130013392">
          <text:insertion>
            <office:change-info>
              <dc:creator>Bob Jacobsen</dc:creator>
              <dc:date>2023-03-30T16:14:56</dc:date>
            </office:change-info>
          </text:insertion>
        </text:changed-region>
        <text:changed-region xml:id="ct105553130013632" text:id="ct105553130013632">
          <text:deletion>
            <office:change-info>
              <dc:creator>Bob Jacobsen</dc:creator>
              <dc:date>2023-03-30T16:17:41</dc:date>
            </office:change-info>
            <text:p text:style-name="Table"><text:s/>Format</text:p>
          </text:deletion>
        </text:changed-region>
        <text:changed-region xml:id="ct105553130013872" text:id="ct105553130013872">
          <text:deletion>
            <office:change-info>
              <dc:creator>Bob Jacobsen</dc:creator>
              <dc:date>2023-03-30T16:15:00</dc:date>
            </office:change-info>
            <text:h text:style-name="P73" text:outline-level="4">Type</text:h>
          </text:deletion>
        </text:changed-region>
        <text:changed-region xml:id="ct105553130014112" text:id="ct105553130014112">
          <text:insertion>
            <office:change-info>
              <dc:creator>Bob Jacobsen</dc:creator>
              <dc:date>2023-03-30T16:15:00</dc:date>
            </office:change-info>
          </text:insertion>
        </text:changed-region>
        <text:changed-region xml:id="ct105553130014352" text:id="ct105553130014352">
          <text:deletion>
            <office:change-info>
              <dc:creator>Bob Jacobsen</dc:creator>
              <dc:date>2023-03-30T16:15:04</dc:date>
            </office:change-info>
            <text:p text:style-name="P45">Type</text:p>
          </text:deletion>
        </text:changed-region>
        <text:changed-region xml:id="ct105553130014592" text:id="ct105553130014592">
          <text:insertion>
            <office:change-info>
              <dc:creator>Bob Jacobsen</dc:creator>
              <dc:date>2023-03-30T16:15:04</dc:date>
            </office:change-info>
          </text:insertion>
        </text:changed-region>
        <text:changed-region xml:id="ct105553130090928" text:id="ct105553130090928">
          <text:insertion>
            <office:change-info>
              <dc:creator>Balazs Racz</dc:creator>
              <dc:date>2023-03-30T17:03:02</dc:date>
            </office:change-info>
          </text:insertion>
        </text:changed-region>
        <text:changed-region xml:id="ct105553130091168" text:id="ct105553130091168">
          <text:insertion>
            <office:change-info>
              <dc:creator>Balazs Racz</dc:creator>
              <dc:date>2023-03-30T17:03:08</dc:date>
            </office:change-info>
          </text:insertion>
        </text:changed-region>
        <text:changed-region xml:id="ct105553130091408" text:id="ct105553130091408">
          <text:insertion>
            <office:change-info>
              <dc:creator>Balazs Racz</dc:creator>
              <dc:date>2023-03-30T16:22:46</dc:date>
            </office:change-info>
          </text:insertion>
        </text:changed-region>
        <text:changed-region xml:id="ct105553130091648" text:id="ct105553130091648">
          <text:insertion>
            <office:change-info>
              <dc:creator>Balazs Racz</dc:creator>
              <dc:date>2023-03-30T16:07:49</dc:date>
            </office:change-info>
          </text:insertion>
        </text:changed-region>
        <text:changed-region xml:id="ct105553130091888" text:id="ct105553130091888">
          <text:deletion>
            <office:change-info>
              <dc:creator>Bob Jacobsen</dc:creator>
              <dc:date>2024-05-15T13:30:31</dc:date>
            </office:change-info>
            <text:p text:style-name="P50">together to reduce buffering</text:p>
          </text:deletion>
        </text:changed-region>
        <text:changed-region xml:id="ct105553130092128" text:id="ct105553130092128">
          <text:insertion>
            <office:change-info>
              <dc:creator>Bob Jacobsen</dc:creator>
              <dc:date>2024-05-15T13:30:31</dc:date>
            </office:change-info>
          </text:insertion>
        </text:changed-region>
        <text:changed-region xml:id="ct105553130092368" text:id="ct105553130092368">
          <text:deletion>
            <office:change-info>
              <dc:creator>Balazs Racz</dc:creator>
              <dc:date>2023-03-30T16:08:01</dc:date>
            </office:change-info>
            <text:p text:style-name="P50"><text:s text:c="2"/></text:p>
          </text:deletion>
        </text:changed-region>
        <text:changed-region xml:id="ct105553130084208" text:id="ct105553130084208">
          <text:insertion>
            <office:change-info>
              <dc:creator>Balazs Racz</dc:creator>
              <dc:date>2023-03-30T16:11:47</dc:date>
            </office:change-info>
          </text:insertion>
        </text:changed-region>
        <text:changed-region xml:id="ct105553130083728" text:id="ct105553130083728">
          <text:insertion>
            <office:change-info>
              <dc:creator>Balazs Racz</dc:creator>
              <dc:date>2023-03-30T20:20:37</dc:date>
            </office:change-info>
          </text:insertion>
        </text:changed-region>
        <text:changed-region xml:id="ct105553130088048" text:id="ct105553130088048">
          <text:insertion>
            <office:change-info>
              <dc:creator>Balazs Racz</dc:creator>
              <dc:date>2023-03-30T20:23:27</dc:date>
            </office:change-info>
          </text:insertion>
        </text:changed-region>
        <text:changed-region xml:id="ct105553130088288" text:id="ct105553130088288">
          <text:insertion>
            <office:change-info>
              <dc:creator>Balazs Racz</dc:creator>
              <dc:date>2023-03-30T20:21:44</dc:date>
            </office:change-info>
          </text:insertion>
        </text:changed-region>
        <text:changed-region xml:id="ct105553130088528" text:id="ct105553130088528">
          <text:insertion>
            <office:change-info>
              <dc:creator>Balazs Racz</dc:creator>
              <dc:date>2023-03-30T20:53:23</dc:date>
            </office:change-info>
          </text:insertion>
        </text:changed-region>
        <text:changed-region xml:id="ct105553130088768" text:id="ct105553130088768">
          <text:deletion>
            <office:change-info>
              <dc:creator>Balazs Racz</dc:creator>
              <dc:date>2023-03-30T20:20:37</dc:date>
            </office:change-info>
            <text:p text:style-name="P50"><text:span text:style-name="T27"><text:s/></text:span></text:p>
          </text:deletion>
        </text:changed-region>
        <text:changed-region xml:id="ct105553130092848" text:id="ct105553130092848">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8">OpenLCB Common Information Technical Note</text:p>
        </text:list-item>
      </text:list>
      <text:p text:style-name="Standard">This Standard is in the context of the following OpenLCB Standard:</text:p>
      <text:list xml:id="list214409982" text:style-name="L2">
        <text:list-item>
          <text:p text:style-name="P79">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04029158456745" text:continue-numbering="true" text:style-name="L2">
        <text:list-item>
          <text:p text:style-name="P79">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04030174977991" text:continue-numbering="true" text:style-name="L2">
        <text:list-item>
          <text:p text:style-name="P79">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71"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30043696"/>the associated TN, <text:change-start text:change-id="ct105553130043936"/><text:span text:style-name="T30">which</text:span><text:change-end text:change-id="ct105553130043936"/><text:change text:change-id="ct105553130044176"/>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80">The MTI</text:p>
        </text:list-item>
        <text:list-item>
          <text:p text:style-name="P80">The source Node ID</text:p>
        </text:list-item>
        <text:list-item>
          <text:p text:style-name="P80">If the MTI flags it as being present, the destination Node ID</text:p>
        </text:list-item>
        <text:list-item>
          <text:p text:style-name="P80">If the MTI flags it as being present, an Event ID</text:p>
        </text:list-item>
        <text:list-item>
          <text:p text:style-name="P80">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82">Uninitialized</text:p>
        </text:list-item>
        <text:list-item>
          <text:p text:style-name="P82">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62"><text:change-start text:change-id="ct105553130044416"/>0<text:change-end text:change-id="ct105553130044416"/><text:change text:change-id="ct105553130044896"/></text:p>
          </table:table-cell>
          <table:table-cell table:style-name="Table3.A2" office:value-type="string">
            <text:p text:style-name="P64"><text:change text:change-id="ct105553130045136"/><text:change-start text:change-id="ct105553129930992"/>0<text:change-end text:change-id="ct105553129930992"/></text:p>
          </table:table-cell>
          <table:table-cell table:style-name="Table3.A2" office:value-type="string">
            <text:p text:style-name="P64"><text:change text:change-id="ct105553129931952"/><text:change-start text:change-id="ct105553129932672"/>0<text:change-end text:change-id="ct105553129932672"/></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62"><text:change-start text:change-id="ct105553129932912"/>0<text:change-end text:change-id="ct105553129932912"/><text:change text:change-id="ct105553129933152"/></text:p>
          </table:table-cell>
          <table:table-cell table:style-name="Table3.A2" office:value-type="string">
            <text:p text:style-name="P64"><text:change text:change-id="ct105553129933392"/><text:change-start text:change-id="ct105553129933632"/>0<text:change-end text:change-id="ct105553129933632"/></text:p>
          </table:table-cell>
          <table:table-cell table:style-name="Table3.A2" office:value-type="string">
            <text:p text:style-name="P64"><text:change text:change-id="ct105553129933872"/><text:change-start text:change-id="ct105553129934112"/>0<text:change-end text:change-id="ct105553129934112"/></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change-start text:change-id="ct105553129934352"/><text:span text:style-name="T31">0</text:span><text:change-end text:change-id="ct105553129934352"/><text:change text:change-id="ct105553129934592"/><text:note text:id="ftn2" text:note-class="footnote"><text:note-citation>2</text:note-citation><text:note-body><text:p text:style-name="P61"><text:s text:c="2"/><text:change-start text:change-id="ct105553129935072"/><text:span text:style-name="T32">Addressed messages are always directed to the destination node, regardless of the content of the Simple bit. See section 4</text:span><text:change-end text:change-id="ct105553129935072"/><text:change text:change-id="ct105553129935312"/></text:p></text:note-body></text:note></text:p>
          </table:table-cell>
          <table:table-cell table:style-name="Table4.A2" office:value-type="string">
            <text:p text:style-name="P64"><text:change text:change-id="ct105553129934832"/><text:change-start text:change-id="ct105553129935792"/>1<text:change-end text:change-id="ct105553129935792"/></text:p>
          </table:table-cell>
          <table:table-cell table:style-name="Table4.A2" office:value-type="string">
            <text:p text:style-name="P64"><text:change text:change-id="ct105553129935552"/><text:change-start text:change-id="ct105553129936032"/>0<text:change-end text:change-id="ct105553129936032"/></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62"><text:change-start text:change-id="ct105553129936272"/>1<text:change-end text:change-id="ct105553129936272"/><text:change text:change-id="ct105553129936512"/></text:p>
          </table:table-cell>
          <table:table-cell table:style-name="Table4.A2" office:value-type="string">
            <text:p text:style-name="P64"><text:change text:change-id="ct105553129936752"/><text:change-start text:change-id="ct105553129936992"/>0<text:change-end text:change-id="ct105553129936992"/></text:p>
          </table:table-cell>
          <table:table-cell table:style-name="Table4.A2" office:value-type="string">
            <text:p text:style-name="P64"><text:change text:change-id="ct105553129937232"/><text:change-start text:change-id="ct105553129937472"/>0<text:change-end text:change-id="ct105553129937472"/></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62"><text:change text:change-id="ct105553129937712"/><text:change-start text:change-id="ct105553129937952"/>1<text:change-end text:change-id="ct105553129937952"/></text:p>
          </table:table-cell>
          <table:table-cell table:style-name="Table5.D2" office:value-type="string">
            <text:p text:style-name="P64"><text:change text:change-id="ct105553129938192"/><text:change-start text:change-id="ct105553129938432"/>0<text:change-end text:change-id="ct105553129938432"/></text:p>
          </table:table-cell>
          <table:table-cell table:style-name="Table5.E2" office:value-type="string">
            <text:p text:style-name="P64"><text:change text:change-id="ct105553129938672"/><text:change-start text:change-id="ct105553129938912"/>0<text:change-end text:change-id="ct105553129938912"/></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62"><text:change text:change-id="ct105553129939152"/><text:change-start text:change-id="ct105553129939392"/>1<text:change-end text:change-id="ct105553129939392"/></text:p>
          </table:table-cell>
          <table:table-cell table:style-name="Table5.A2" office:value-type="string">
            <text:p text:style-name="P64"><text:change text:change-id="ct105553129939632"/><text:change-start text:change-id="ct105553129939872"/>0<text:change-end text:change-id="ct105553129939872"/></text:p>
          </table:table-cell>
          <table:table-cell table:style-name="Table5.A2" office:value-type="string">
            <text:p text:style-name="P64"><text:change text:change-id="ct105553129940112"/><text:change-start text:change-id="ct105553129940352"/>0<text:change-end text:change-id="ct105553129940352"/></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63"><text:change-start text:change-id="ct105553129940592"/>0<text:change-end text:change-id="ct105553129940592"/><text:change text:change-id="ct105553129940832"/></text:p>
          </table:table-cell>
          <table:table-cell table:style-name="Table6.A2" office:value-type="string">
            <text:p text:style-name="P65"><text:change text:change-id="ct105553129941072"/><text:change-start text:change-id="ct105553129941312"/>1<text:change-end text:change-id="ct105553129941312"/></text:p>
          </table:table-cell>
          <table:table-cell table:style-name="Table6.A2" office:value-type="string">
            <text:p text:style-name="P65"><text:change text:change-id="ct105553129941552"/><text:change-start text:change-id="ct105553129941792"/>0<text:change-end text:change-id="ct105553129941792"/></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1019176401" text:style-name="L5">
        <text:list-item>
          <text:p text:style-name="P75">Two bytes of error code. <text:s/></text:p>
        </text:list-item>
        <text:list-item>
          <text:p text:style-name="P83"><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6">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63"><text:change-start text:change-id="ct105553130117456"/>0<text:change-end text:change-id="ct105553130117456"/><text:change text:change-id="ct105553130117216"/></text:p>
          </table:table-cell>
          <table:table-cell table:style-name="Table7.A2" office:value-type="string">
            <text:p text:style-name="P65"><text:change text:change-id="ct105553130117696"/><text:change-start text:change-id="ct105553130117936"/>1<text:change-end text:change-id="ct105553130117936"/></text:p>
          </table:table-cell>
          <table:table-cell table:style-name="Table7.A2" office:value-type="string">
            <text:p text:style-name="P65"><text:change-start text:change-id="ct105553130118176"/>0<text:change-end text:change-id="ct105553130118176"/><text:change text:change-id="ct105553130118416"/></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104028870642070" text:continue-numbering="true" text:style-name="L5">
        <text:list-item>
          <text:p text:style-name="P75">Two bytes of error code.</text:p>
        </text:list-item>
        <text:list-item>
          <text:p text:style-name="P83"><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5">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63"><text:change-start text:change-id="ct105553130118656"/>0<text:change-end text:change-id="ct105553130118656"/><text:change text:change-id="ct105553130118896"/></text:p>
          </table:table-cell>
          <table:table-cell table:style-name="Table9.C2" office:value-type="string">
            <text:p text:style-name="P65"><text:change text:change-id="ct105553130119136"/><text:change-start text:change-id="ct105553130119376"/>1<text:change-end text:change-id="ct105553130119376"/></text:p>
          </table:table-cell>
          <table:table-cell table:style-name="Table9.D2" office:value-type="string">
            <text:p text:style-name="P65"><text:change text:change-id="ct105553130119616"/><text:change-start text:change-id="ct105553130119856"/>0<text:change-end text:change-id="ct105553130119856"/></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62"><text:change-start text:change-id="ct105553130120096"/>0<text:change-end text:change-id="ct105553130120096"/><text:change text:change-id="ct105553130120336"/></text:p>
          </table:table-cell>
          <table:table-cell table:style-name="Table12.A2" office:value-type="string">
            <text:p text:style-name="P64"><text:change text:change-id="ct105553130120576"/><text:change-start text:change-id="ct105553130120816"/>1<text:change-end text:change-id="ct105553130120816"/></text:p>
          </table:table-cell>
          <table:table-cell table:style-name="Table12.A2" office:value-type="string">
            <text:p text:style-name="P64"><text:change text:change-id="ct105553130121056"/><text:change-start text:change-id="ct105553130121296"/>0<text:change-end text:change-id="ct105553130121296"/></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3">Protocol</text:p>
            </table:table-cell>
            <table:table-cell table:style-name="Table13.B1" office:value-type="string">
              <text:p text:style-name="P14"><text:change text:change-id="ct105553130121536"/>Protocol Flags</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row>
        <table:table-row table:style-name="Table13.1">
          <table:table-cell table:style-name="Table13.A3" office:value-type="string">
            <text:p text:style-name="P24">Datagram Protocol</text:p>
          </table:table-cell>
          <table:table-cell table:style-name="Table13.B3" office:value-type="string">
            <text:p text:style-name="P16">0x40 00 00</text:p>
          </table:table-cell>
        </table:table-row>
        <table:table-row table:style-name="Table13.1">
          <table:table-cell table:style-name="Table13.A3" office:value-type="string">
            <text:p text:style-name="P24">Stream Protocol</text:p>
          </table:table-cell>
          <table:table-cell table:style-name="Table13.B4" office:value-type="string">
            <text:p text:style-name="P16">0x20 00 00</text:p>
          </table:table-cell>
        </table:table-row>
        <table:table-row table:style-name="Table13.1">
          <table:table-cell table:style-name="Table13.A3" office:value-type="string">
            <text:p text:style-name="P24">Memory Configuration Protocol</text:p>
          </table:table-cell>
          <table:table-cell table:style-name="Table13.B5" office:value-type="string">
            <text:p text:style-name="P16">0x10 00 00</text:p>
          </table:table-cell>
        </table:table-row>
        <table:table-row table:style-name="Table13.1">
          <table:table-cell table:style-name="Table13.A3" office:value-type="string">
            <text:p text:style-name="P24">Reservation Protocol</text:p>
          </table:table-cell>
          <table:table-cell table:style-name="Table13.B6" office:value-type="string">
            <text:p text:style-name="P16">0x08 00 00</text:p>
          </table:table-cell>
        </table:table-row>
        <table:table-row table:style-name="Table13.1">
          <table:table-cell table:style-name="Table13.A3" office:value-type="string">
            <text:p text:style-name="P24">Event Exchange (Producer/Consumer) Protocol</text:p>
          </table:table-cell>
          <table:table-cell table:style-name="Table13.B7" office:value-type="string">
            <text:p text:style-name="P16">0x04 00 00</text:p>
          </table:table-cell>
        </table:table-row>
        <table:table-row table:style-name="Table13.1">
          <table:table-cell table:style-name="Table13.A3" office:value-type="string">
            <text:p text:style-name="P24">Identification Protocol</text:p>
          </table:table-cell>
          <table:table-cell table:style-name="Table13.B8" office:value-type="string">
            <text:p text:style-name="P16">0x02 00 00</text:p>
          </table:table-cell>
        </table:table-row>
        <table:table-row table:style-name="Table13.1">
          <table:table-cell table:style-name="Table13.A3" office:value-type="string">
            <text:p text:style-name="P24">Teaching/Learning Configuration Protocol</text:p>
          </table:table-cell>
          <table:table-cell table:style-name="Table13.B9" office:value-type="string">
            <text:p text:style-name="P16">0x01 00 00</text:p>
          </table:table-cell>
        </table:table-row>
        <table:table-row table:style-name="Table13.1">
          <table:table-cell table:style-name="Table13.A3" office:value-type="string">
            <text:p text:style-name="P24">Remote Button Protocol</text:p>
          </table:table-cell>
          <table:table-cell table:style-name="Table13.B10" office:value-type="string">
            <text:p text:style-name="P16">0x00 80 00</text:p>
          </table:table-cell>
        </table:table-row>
        <table:table-row table:style-name="Table13.1">
          <table:table-cell table:style-name="Table13.A3" office:value-type="string">
            <text:p text:style-name="P24">Abbreviated Default CDI Protocol</text:p>
          </table:table-cell>
          <table:table-cell table:style-name="Table13.B11" office:value-type="string">
            <text:p text:style-name="P16">0x00 40 00</text:p>
          </table:table-cell>
        </table:table-row>
        <table:table-row table:style-name="Table13.1">
          <table:table-cell table:style-name="Table13.A3" office:value-type="string">
            <text:p text:style-name="P24">Display Protocol</text:p>
          </table:table-cell>
          <table:table-cell table:style-name="Table13.B12" office:value-type="string">
            <text:p text:style-name="P16">0x00 20 00</text:p>
          </table:table-cell>
        </table:table-row>
        <table:table-row table:style-name="Table13.1">
          <table:table-cell table:style-name="Table13.A3" office:value-type="string">
            <text:p text:style-name="P24">Simple Node Information Protocol</text:p>
          </table:table-cell>
          <table:table-cell table:style-name="Table13.B13" office:value-type="string">
            <text:p text:style-name="P16">0x00 10 00</text:p>
          </table:table-cell>
        </table:table-row>
        <table:table-row table:style-name="Table13.1">
          <table:table-cell table:style-name="Table13.A3" office:value-type="string">
            <text:p text:style-name="P24">Configuration Description Information (CDI)</text:p>
          </table:table-cell>
          <table:table-cell table:style-name="Table13.B14" office:value-type="string">
            <text:p text:style-name="P16">0x00 08 00</text:p>
          </table:table-cell>
        </table:table-row>
        <table:table-row table:style-name="Table13.1">
          <table:table-cell table:style-name="Table13.A3" office:value-type="string">
            <text:p text:style-name="P24"><text:change text:change-id="ct105553130127056"/><text:change-start text:change-id="ct105553129963216"/><text:span text:style-name="T34">Train</text:span><text:change-end text:change-id="ct105553129963216"/> Control Protocol<text:change text:change-id="ct105553129963520"/></text:p>
          </table:table-cell>
          <table:table-cell table:style-name="Table13.B15" office:value-type="string">
            <text:p text:style-name="P16">0x00 04 00</text:p>
          </table:table-cell>
        </table:table-row>
        <table:table-row table:style-name="Table13.1">
          <table:table-cell table:style-name="Table13.A3" office:value-type="string">
            <text:p text:style-name="P24">Function Description Information (FDI)</text:p>
          </table:table-cell>
          <table:table-cell table:style-name="Table13.B16" office:value-type="string">
            <text:p text:style-name="P16">0x00 02 00</text:p>
          </table:table-cell>
        </table:table-row>
        <table:table-row table:style-name="Table13.1">
          <table:table-cell table:style-name="Table13.A3" office:value-type="string">
            <text:p text:style-name="P91"><text:change text:change-id="ct105553197316640"/><text:change-start text:change-id="ct105553197317120"/><text:span text:style-name="T35">Reserved. Shall be sent as 0 and ignored upon receipt.</text:span><text:change-end text:change-id="ct105553197317120"/></text:p>
          </table:table-cell>
          <table:table-cell table:style-name="Table13.B17" office:value-type="string">
            <text:p text:style-name="P16">0x00 01 00</text:p>
          </table:table-cell>
        </table:table-row>
        <table:table-row table:style-name="Table13.1">
          <table:table-cell table:style-name="Table13.A3" office:value-type="string">
            <text:p text:style-name="P91"><text:change text:change-id="ct105553197360992"/><text:change-start text:change-id="ct105553197351152"/><text:span text:style-name="T35">Reserved. Shall be sent as 0 and ignored upon receipt.</text:span><text:change-end text:change-id="ct105553197351152"/></text:p>
          </table:table-cell>
          <table:table-cell table:style-name="Table13.B18" office:value-type="string">
            <text:p text:style-name="P15">0x00 00 80</text:p>
          </table:table-cell>
        </table:table-row>
        <table:table-row table:style-name="Table13.1">
          <table:table-cell table:style-name="Table13.A3" office:value-type="string">
            <text:p text:style-name="P24">Function Configuration</text:p>
          </table:table-cell>
          <table:table-cell table:style-name="Table13.B19" office:value-type="string">
            <text:p text:style-name="P15">0x00 00 40</text:p>
          </table:table-cell>
        </table:table-row>
        <table:table-row table:style-name="Table13.1">
          <table:table-cell table:style-name="Table13.A3" office:value-type="string">
            <text:p text:style-name="P24">Firmware Upgrade Protocol</text:p>
          </table:table-cell>
          <table:table-cell table:style-name="Table13.B20" office:value-type="string">
            <text:p text:style-name="P15">0x00 00 20</text:p>
          </table:table-cell>
        </table:table-row>
        <table:table-row table:style-name="Table13.1">
          <table:table-cell table:style-name="Table13.A3" office:value-type="string">
            <text:p text:style-name="P24">Firmware Upgrade Active</text:p>
          </table:table-cell>
          <table:table-cell table:style-name="Table13.B21" office:value-type="string">
            <text:p text:style-name="P15">0x00 00 10</text:p>
          </table:table-cell>
        </table:table-row>
        <table:table-row table:style-name="Table13.1">
          <table:table-cell table:style-name="Table13.A3" office:value-type="string">
            <text:p text:style-name="P24">Reserved for future protocol bits. Shall be sent as 0 and ignored upon receipt.<text:change text:change-id="ct105553129965920"/>Trailing 0-bytes do not need to be sent. <text:s text:c="2"/></text:p>
          </table:table-cell>
          <table:table-cell table:style-name="Table13.B22" office:value-type="string">
            <text:p text:style-name="P15">All others</text:p>
          </table:table-cell>
        </table:table-row>
      </table:table>
      <text:p text:style-name="P37"><text:change text:change-id="ct105553129966160"/><text:change text:change-id="ct105553197281232"/><text:change text:change-id="ct105553129966400"/><text:change text:change-id="ct105553129966640"/><text:change text:change-id="ct105553129966880"/><text:change text:change-id="ct105553129967120"/><text:change text:change-id="ct105553129967360"/><text:change text:change-id="ct105553129967600"/><text:change text:change-id="ct105553129967840"/><text:change text:change-id="ct105553129968080"/></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2"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72"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29968800"/><text:change-start text:change-id="ct105553129968560"/>Not found.<text:change-end text:change-id="ct105553129968560"/></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84">Verify Node ID ; </text:p>
        </text:list-item>
        <text:list-item>
          <text:p text:style-name="P84">Verified Node ID;</text:p>
        </text:list-item>
        <text:list-item>
          <text:p text:style-name="P84">Protocol Support Inquiry;</text:p>
        </text:list-item>
        <text:list-item>
          <text:p text:style-name="P84">Identify Consumers;</text:p>
        </text:list-item>
        <text:list-item>
          <text:p text:style-name="P84">Identify Producers; </text:p>
        </text:list-item>
        <text:list-item>
          <text:p text:style-name="P84">Identify Events; </text:p>
        </text:list-item>
        <text:list-item>
          <text:p text:style-name="P84">Learn Event; </text:p>
        </text:list-item>
        <text:list-item>
          <text:p text:style-name="P84">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2"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70"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5">The Common-MTI is shortened to 12 bits, and <text:span text:style-name="T7">carried in the</text:span> header. <text:s/></text:p>
        </text:list-item>
        <text:list-item>
          <text:p text:style-name="P85">Node IDs are shortened to 12 bit CAN-Aliases. <text:s/></text:p>
        </text:list-item>
        <text:list-item>
          <text:p text:style-name="P85">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2"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04028502600721" text:continue-list="list104030174977991" text:style-name="L2">
        <text:list-item>
          <text:p text:style-name="P79">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29968320"/><text:change-start text:change-id="ct105553129969280"/><text:span text:style-name="T29">Format</text:span><text:change-end text:change-id="ct105553129969280"/></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29942032"/><text:change-start text:change-id="ct105553129942272"/><text:span text:style-name="T29">format</text:span><text:change-end text:change-id="ct105553129942272"/>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29942512"/><text:change-start text:change-id="ct105553129943232"/><text:span text:style-name="T29">Format</text:span><text:change-end text:change-id="ct105553129943232"/></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29944192"/><text:change-start text:change-id="ct105553129944672"/><text:span text:style-name="T29">Format</text:span><text:change-end text:change-id="ct105553129944672"/> Values</text:p>
      <text:h text:style-name="Heading_20_4" text:outline-level="4"><text:bookmark-start text:name="__RefHeading___Toc3101_1797310152"/>Global and Addressed Messages, CAN Frame <text:change text:change-id="ct105553129945152"/><text:change-start text:change-id="ct105553129945632"/><text:span text:style-name="T29">Format</text:span><text:change-end text:change-id="ct105553129945632"/> 1 <text:bookmark-end text:name="__RefHeading___Toc3101_1797310152"/></text:h>
      <text:p text:style-name="Standard">Global and Addressed messages are those Common MTIs with the “stream and datagram” bits set to 0, and are mapped to and from CAN MTI <text:change text:change-id="ct105553129946112"/><text:change-start text:change-id="ct105553129946592"/><text:span text:style-name="T29">format</text:span><text:change-end text:change-id="ct105553129946592"/>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30012672"/><text:change-start text:change-id="ct105553130012912"/><text:span text:style-name="T29">Format</text:span><text:change-end text:change-id="ct105553130012912"/></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30013152"/><text:change-start text:change-id="ct105553130013392"/><text:span text:style-name="T29">Format</text:span><text:change-end text:change-id="ct105553130013392"/> 1<text:change text:change-id="ct105553130013632"/></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6">The two rr bits are reserved, and read and send as zeros. <text:s/></text:p>
        </text:list-item>
        <text:list-item>
          <text:p text:style-name="P86">The two ff bits can be used for packing and unpacking large messages to a sequence of CAN frames, see below. <text:s/>The coding is: <text:s/></text:p>
        </text:list-item>
      </text:list>
      <text:list text:style-name="L9">
        <text:list-item>
          <text:p text:style-name="P81">00 Only frame</text:p>
        </text:list-item>
        <text:list-item>
          <text:p text:style-name="P81">01 First frame of more than one</text:p>
        </text:list-item>
        <text:list-item>
          <text:p text:style-name="P81">10 Last frame of more than one</text:p>
        </text:list-item>
        <text:list-item>
          <text:p text:style-name="P81">11 Middle frame of more than 2.</text:p>
        </text:list-item>
        <text:list-item>
          <text:p text:style-name="P87">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73" text:outline-level="4"><text:bookmark-start text:name="__RefHeading___Toc3103_1797310152"/>Datagram and Stream Messages, CAN Frame <text:change text:change-id="ct105553130013872"/><text:change-start text:change-id="ct105553130014112"/><text:span text:style-name="T29">Format</text:span><text:change-end text:change-id="ct105553130014112"/>s 2-5 and 7<text:bookmark-end text:name="__RefHeading___Toc3103_1797310152"/></text:h>
      <text:p text:style-name="P45">Frame <text:change text:change-id="ct105553130014352"/><text:change-start text:change-id="ct105553130014592"/><text:span text:style-name="T29">Format</text:span><text:change-end text:change-id="ct105553130014592"/>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30090928"/><text:span text:style-name="T26">MTI, </text:span><text:change-end text:change-id="ct105553130090928"/>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30091168"/><text:span text:style-name="T26">MTI, </text:span><text:change-end text:change-id="ct105553130091168"/>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30091408"/> <text:span text:style-name="T25">and </text:span><text:change-end text:change-id="ct105553130091408"/><text:change-start text:change-id="ct105553130091648"/><text:span text:style-name="T25">Sequencing</text:span><text:bookmark-end text:name="__RefHeading___Toc3129_1797310152"/><text:change-end text:change-id="ct105553130091648"/></text:h>
      <text:p text:style-name="P50">CAN implementations shall send the frames of a message <text:change text:change-id="ct105553130091888"/><text:change-start text:change-id="ct105553130092128"/><text:span text:style-name="T33">consecutively on the CAN bus, with no frames of equal or lower priority being interspersed</text:span><text:change-end text:change-id="ct105553130092128"/>. <text:change text:change-id="ct105553130092368"/>Higher-priority messages may be sent in the middle of a lower-priority message<text:change-start text:change-id="ct105553130084208"/>, <text:span text:style-name="T25">including when the higher priority message itself is fragmented into multiple frames</text:span><text:change-end text:change-id="ct105553130084208"/>.<text:change-start text:change-id="ct105553130083728"/></text:p>
      <text:p text:style-name="P50"><text:span text:style-name="T27">Gateways shall reassemble the frames of fragmented messages before sending them out on </text:span><text:change-end text:change-id="ct105553130083728"/><text:change-start text:change-id="ct105553130088048"/><text:span text:style-name="T27">data </text:span><text:change-end text:change-id="ct105553130088048"/><text:change-start text:change-id="ct105553130088288"/><text:span text:style-name="T27">links that support the necessary message length</text:span><text:change-end text:change-id="ct105553130088288"/><text:change-start text:change-id="ct105553130088528"/><text:span text:style-name="T27">, </text:span><text:span text:style-name="T28">unless otherwise stated by a specific Standard.</text:span><text:change-end text:change-id="ct105553130088528"/><text:change text:change-id="ct105553130088768"/><text:change text:change-id="ct105553130092848"/></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29988304" text:id="ct105553129988304">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29988784" text:id="ct105553129988784">
            <text:insertion>
              <office:change-info>
                <dc:creator>Alex Shepherd</dc:creator>
                <dc:date>2021-05-01T00:31:51</dc:date>
              </office:change-info>
            </text:insertion>
          </text:changed-region>
        </text:tracked-changes>
        <text:p text:style-name="MP4"><text:change text:change-id="ct105553129988304"/><text:change-start text:change-id="ct105553129988784"/><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29988784"/></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29990464" text:id="ct105553129990464">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29990704" text:id="ct105553129990704">
            <text:insertion>
              <office:change-info>
                <dc:creator>Alex Shepherd</dc:creator>
                <dc:date>2021-05-01T00:31:44</dc:date>
              </office:change-info>
            </text:insertion>
          </text:changed-region>
        </text:tracked-changes>
        <text:p text:style-name="MP8"><text:change text:change-id="ct105553129990464"/><text:change-start text:change-id="ct105553129990704"/><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29990704"/><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88</meta:editing-cycles>
    <meta:editing-duration>P40DT20H43M42S</meta:editing-duration>
    <meta:generator>LibreOffice/7.4.6.2$MacOSX_X86_64 LibreOffice_project/5b1f5509c2decdade7fda905e3e1429a67acd63d</meta:generator>
    <dc:date>2024-06-26T10:40:27.067845368</dc:date>
    <meta:keyword>OpenLCB Message Network Standard</meta:keyword>
    <dc:subject>Message Network</dc:subject>
    <dc:creator>Bob Jacobsen</dc:creator>
    <meta:document-statistic meta:table-count="25" meta:image-count="1" meta:object-count="0" meta:page-count="19" meta:paragraph-count="767" meta:word-count="4621" meta:character-count="28150" meta:non-whitespace-character-count="23926"/>
    <meta:user-defined meta:name="OLCBdate">Mar 30, 2023</meta:user-defined>
    <meta:user-defined meta:name="OLCBstatus">Draft</meta:user-defined>
    <meta:user-defined meta:name="OLCByear">2023</meta:user-defined>
  </office:meta>
</office:document-meta>
</file>